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66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38.93mm"/>
    </style:style>
    <style:style style:name="co6" style:family="table-column">
      <style:table-column-properties fo:break-before="auto" style:column-width="37.02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34.57mm"/>
    </style:style>
    <style:style style:name="co9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84"/>
    <style:style style:name="ce8" style:family="table-cell" style:parent-style-name="Default" style:data-style-name="N41"/>
    <style:style style:name="ce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 table:number-rows-repeated="6">
          <table:table-cell table:number-columns-repeated="15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2" table:number-rows-spanned="1">
            <text:p>Theater Base</text:p>
          </table:table-cell>
          <table:covered-table-cell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location</text:p>
          </table:table-cell>
          <table:table-cell table:style-name="ce5" office:value-type="string" calcext:value-type="string">
            <text:p>theatername</text:p>
          </table:table-cell>
          <table:table-cell table:style-name="ce5" office:value-type="string" calcext:value-type="string">
            <text:p>totalseats</text:p>
          </table:table-cell>
          <table:table-cell table:style-name="ce5" office:value-type="string" calcext:value-type="string">
            <text:p>theaterid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Jagadamba Complex</text:p>
          </table:table-cell>
          <table:table-cell office:value-type="float" office:value="120" calcext:value-type="float">
            <text:p>120</text:p>
          </table:table-cell>
          <table:table-cell office:value-type="float" office:value="1021" calcext:value-type="float">
            <text:p>102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Gokul Theater</text:p>
          </table:table-cell>
          <table:table-cell office:value-type="float" office:value="80" calcext:value-type="float">
            <text:p>80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Urvasi AC DTS</text:p>
          </table:table-cell>
          <table:table-cell office:value-type="float" office:value="100" calcext:value-type="float">
            <text:p>100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ziangaram</text:p>
          </table:table-cell>
          <table:table-cell office:value-type="string" calcext:value-type="string">
            <text:p>NCS Inox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Sharada Theater</text:p>
          </table:table-cell>
          <table:table-cell office:value-type="float" office:value="80" calcext:value-type="float">
            <text:p>80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Sangam </text:p>
          </table:table-cell>
          <table:table-cell office:value-type="float" office:value="100" calcext:value-type="float">
            <text:p>100</text:p>
          </table:table-cell>
          <table:table-cell office:value-type="float" office:value="1026" calcext:value-type="float">
            <text:p>1026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2" table:number-rows-spanned="1">
            <text:p>Movie Details</text:p>
          </table:table-cell>
          <table:covered-table-cell table:style-name="ce1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Movie Name</text:p>
          </table:table-cell>
          <table:table-cell table:style-name="ce5" office:value-type="string" calcext:value-type="string">
            <text:p>Movie Rating</text:p>
          </table:table-cell>
          <table:table-cell table:style-name="ce5" office:value-type="string" calcext:value-type="string">
            <text:p>Movie Poster (title)</text:p>
          </table:table-cell>
          <table:table-cell table:style-name="ce5" office:value-type="string" calcext:value-type="string">
            <text:p>MovieId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raku Road 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1.jpg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ya Pul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2.jpg</text:p>
          </table:table-cell>
          <table:table-cell office:value-type="float" office:value="2001" calcext:value-type="float">
            <text:p>20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ar Zindag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3.jpg</text:p>
          </table:table-cell>
          <table:table-cell office:value-type="float" office:value="2002" calcext:value-type="float">
            <text:p>20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kkadiki Pothavu Chinnav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4.jpg</text:p>
          </table:table-cell>
          <table:table-cell office:value-type="float" office:value="2003" calcext:value-type="float">
            <text:p>20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5.jpg</text:p>
          </table:table-cell>
          <table:table-cell office:value-type="float" office:value="2004" calcext:value-type="float">
            <text:p>20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anga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6.jpg</text:p>
          </table:table-cell>
          <table:table-cell office:value-type="float" office:value="2005" calcext:value-type="float">
            <text:p>20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ruda Donaru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7.jpg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ahasam Swasaga Sagip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8.jpg</text:p>
          </table:table-cell>
          <table:table-cell office:value-type="float" office:value="2007" calcext:value-type="float">
            <text:p>2007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2" table:number-columns-repeated="2"/>
          <table:table-cell table:style-name="ce6" office:value-type="string" calcext:value-type="string" table:number-columns-spanned="2" table:number-rows-spanned="1">
            <text:p>Movie Active Days</text:p>
          </table:table-cell>
          <table:covered-table-cell table:style-name="ce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StartFromDate</text:p>
          </table:table-cell>
          <table:table-cell table:style-name="ce5" office:value-type="string" calcext:value-type="string">
            <text:p>StartEndDate</text:p>
          </table:table-cell>
          <table:table-cell table:style-name="ce5" office:value-type="string" calcext:value-type="string">
            <text:p>MovieId</text:p>
          </table:table-cell>
          <table:table-cell table:style-name="ce5" office:value-type="string" calcext:value-type="string">
            <text:p>theaterid</text:p>
          </table:table-cell>
          <table:table-cell table:style-name="ce5" office:value-type="string" calcext:value-type="string">
            <text:p>MovieActiveI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16-12-02" calcext:value-type="date">
            <text:p>2016-12-02</text:p>
          </table:table-cell>
          <table:table-cell table:style-name="ce7" office:value-type="date" office:date-value="2016-12-10" calcext:value-type="date">
            <text:p>2016-12-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1" calcext:value-type="float">
            <text:p>3001</text:p>
          </table:table-cell>
          <table:table-cell table:number-columns-repeated="3"/>
          <table:table-cell office:value-type="float" office:value="4001" calcext:value-type="float">
            <text:p>4001</text:p>
          </table:table-cell>
          <table:table-cell table:style-name="ce1" office:value-type="float" office:value="3001" calcext:value-type="float">
            <text:p>3001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2" calcext:value-type="date">
            <text:p>2016-12-02</text:p>
          </table:table-cell>
          <table:table-cell table:style-name="ce7" office:value-type="date" office:date-value="2016-12-10" calcext:value-type="date">
            <text:p>2016-12-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cs+inox</text:p>
          </table:table-cell>
          <table:table-cell office:value-type="float" office:value="3002" calcext:value-type="float">
            <text:p>3002</text:p>
          </table:table-cell>
          <table:table-cell table:number-columns-repeated="3"/>
          <table:table-cell office:value-type="float" office:value="4002" calcext:value-type="float">
            <text:p>4002</text:p>
          </table:table-cell>
          <table:table-cell table:style-name="ce1" office:value-type="float" office:value="3002" calcext:value-type="float">
            <text:p>3002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2" calcext:value-type="date">
            <text:p>2016-12-02</text:p>
          </table:table-cell>
          <table:table-cell table:style-name="ce7" office:value-type="date" office:date-value="2016-12-10" calcext:value-type="date">
            <text:p>2016-12-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angamm_theate</text:p>
          </table:table-cell>
          <table:table-cell office:value-type="float" office:value="3003" calcext:value-type="float">
            <text:p>3003</text:p>
          </table:table-cell>
          <table:table-cell table:number-columns-repeated="3"/>
          <table:table-cell office:value-type="float" office:value="4003" calcext:value-type="float">
            <text:p>4003</text:p>
          </table:table-cell>
          <table:table-cell table:style-name="ce1" office:value-type="float" office:value="3003" calcext:value-type="float">
            <text:p>3003</text:p>
          </table:table-cell>
          <table:table-cell office:value-type="string" calcext:value-type="string">
            <text:p>sangamm_theate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2" calcext:value-type="date">
            <text:p>2016-12-02</text:p>
          </table:table-cell>
          <table:table-cell table:style-name="ce7" office:value-type="date" office:date-value="2016-12-15" calcext:value-type="date">
            <text:p>2016-12-1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okul_theater</text:p>
          </table:table-cell>
          <table:table-cell office:value-type="float" office:value="3004" calcext:value-type="float">
            <text:p>3004</text:p>
          </table:table-cell>
          <table:table-cell table:number-columns-repeated="3"/>
          <table:table-cell office:value-type="float" office:value="4004" calcext:value-type="float">
            <text:p>4004</text:p>
          </table:table-cell>
          <table:table-cell table:style-name="ce1" office:value-type="float" office:value="3004" calcext:value-type="float">
            <text:p>3004</text:p>
          </table:table-cell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2" calcext:value-type="date">
            <text:p>2016-12-02</text:p>
          </table:table-cell>
          <table:table-cell table:style-name="ce7" office:value-type="date" office:date-value="2016-12-06" calcext:value-type="date">
            <text:p>2016-12-0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jagadamba_complex</text:p>
          </table:table-cell>
          <table:table-cell office:value-type="float" office:value="3005" calcext:value-type="float">
            <text:p>3005</text:p>
          </table:table-cell>
          <table:table-cell table:number-columns-repeated="3"/>
          <table:table-cell office:value-type="float" office:value="4005" calcext:value-type="float">
            <text:p>4005</text:p>
          </table:table-cell>
          <table:table-cell table:style-name="ce1" office:value-type="float" office:value="3005" calcext:value-type="float">
            <text:p>3005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2" calcext:value-type="date">
            <text:p>2016-12-02</text:p>
          </table:table-cell>
          <table:table-cell table:style-name="ce7" office:value-type="date" office:date-value="2016-12-04" calcext:value-type="date">
            <text:p>2016-12-0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jagadamba_complex</text:p>
          </table:table-cell>
          <table:table-cell office:value-type="float" office:value="3006" calcext:value-type="float">
            <text:p>3006</text:p>
          </table:table-cell>
          <table:table-cell table:number-columns-repeated="3"/>
          <table:table-cell office:value-type="float" office:value="4008" calcext:value-type="float">
            <text:p>4008</text:p>
          </table:table-cell>
          <table:table-cell table:style-name="ce1" office:value-type="float" office:value="3006" calcext:value-type="float">
            <text:p>3006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6" calcext:value-type="date">
            <text:p>2016-12-06</text:p>
          </table:table-cell>
          <table:table-cell table:style-name="ce7" office:value-type="date" office:date-value="2016-12-15" calcext:value-type="date">
            <text:p>2016-12-1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urvasi_ac_dts</text:p>
          </table:table-cell>
          <table:table-cell office:value-type="float" office:value="3007" calcext:value-type="float">
            <text:p>3007</text:p>
          </table:table-cell>
          <table:table-cell table:number-columns-repeated="4"/>
          <table:table-cell table:style-name="ce1" office:value-type="float" office:value="3007" calcext:value-type="float">
            <text:p>3007</text:p>
          </table:table-cell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3" calcext:value-type="date">
            <text:p>2016-12-03</text:p>
          </table:table-cell>
          <table:table-cell table:style-name="ce7" office:value-type="date" office:date-value="2016-12-06" calcext:value-type="date">
            <text:p>2016-12-0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cs+inox</text:p>
          </table:table-cell>
          <table:table-cell office:value-type="float" office:value="3008" calcext:value-type="float">
            <text:p>3008</text:p>
          </table:table-cell>
          <table:table-cell table:number-columns-repeated="4"/>
          <table:table-cell table:style-name="ce1" office:value-type="float" office:value="3008" calcext:value-type="float">
            <text:p>3008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3" calcext:value-type="date">
            <text:p>2016-12-03</text:p>
          </table:table-cell>
          <table:table-cell table:style-name="ce7" office:value-type="date" office:date-value="2016-12-15" calcext:value-type="date">
            <text:p>2016-12-1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cs+inox</text:p>
          </table:table-cell>
          <table:table-cell office:value-type="float" office:value="3009" calcext:value-type="float">
            <text:p>3009</text:p>
          </table:table-cell>
          <table:table-cell table:number-columns-repeated="4"/>
          <table:table-cell table:style-name="ce1" office:value-type="float" office:value="3009" calcext:value-type="float">
            <text:p>3009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5" calcext:value-type="date">
            <text:p>2016-12-05</text:p>
          </table:table-cell>
          <table:table-cell table:style-name="ce7" office:value-type="date" office:date-value="2016-12-06" calcext:value-type="date">
            <text:p>2016-12-0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arada_theater</text:p>
          </table:table-cell>
          <table:table-cell office:value-type="float" office:value="3010" calcext:value-type="float">
            <text:p>3010</text:p>
          </table:table-cell>
          <table:table-cell table:number-columns-repeated="4"/>
          <table:table-cell table:style-name="ce1" office:value-type="float" office:value="3010" calcext:value-type="float">
            <text:p>3010</text:p>
          </table:table-cell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5" calcext:value-type="date">
            <text:p>2016-12-05</text:p>
          </table:table-cell>
          <table:table-cell table:style-name="ce7" office:value-type="date" office:date-value="2016-12-15" calcext:value-type="date">
            <text:p>2016-12-1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cs+inox</text:p>
          </table:table-cell>
          <table:table-cell office:value-type="float" office:value="3011" calcext:value-type="float">
            <text:p>3011</text:p>
          </table:table-cell>
          <table:table-cell table:number-columns-repeated="4"/>
          <table:table-cell table:style-name="ce1" office:value-type="float" office:value="3011" calcext:value-type="float">
            <text:p>3011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gokul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4" calcext:value-type="date">
            <text:p>2016-12-04</text:p>
          </table:table-cell>
          <table:table-cell table:style-name="ce7" office:value-type="date" office:date-value="2016-12-06" calcext:value-type="date">
            <text:p>2016-12-0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jagadamba_complex</text:p>
          </table:table-cell>
          <table:table-cell office:value-type="float" office:value="3012" calcext:value-type="float">
            <text:p>3012</text:p>
          </table:table-cell>
          <table:table-cell table:number-columns-repeated="4"/>
          <table:table-cell table:style-name="ce1" office:value-type="float" office:value="3012" calcext:value-type="float">
            <text:p>3012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gokul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4" calcext:value-type="date">
            <text:p>2016-12-04</text:p>
          </table:table-cell>
          <table:table-cell table:style-name="ce7" office:value-type="date" office:date-value="2016-12-15" calcext:value-type="date">
            <text:p>2016-12-1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okul_theater</text:p>
          </table:table-cell>
          <table:table-cell office:value-type="float" office:value="3013" calcext:value-type="float">
            <text:p>3013</text:p>
          </table:table-cell>
          <table:table-cell table:number-columns-repeated="4"/>
          <table:table-cell table:style-name="ce1" office:value-type="float" office:value="3013" calcext:value-type="float">
            <text:p>3013</text:p>
          </table:table-cell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02" calcext:value-type="date">
            <text:p>2016-12-02</text:p>
          </table:table-cell>
          <table:table-cell table:style-name="ce7" office:value-type="date" office:date-value="2016-12-15" calcext:value-type="date">
            <text:p>2016-12-1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harada_theater</text:p>
          </table:table-cell>
          <table:table-cell office:value-type="float" office:value="3014" calcext:value-type="float">
            <text:p>3014</text:p>
          </table:table-cell>
          <table:table-cell table:number-columns-repeated="4"/>
          <table:table-cell table:style-name="ce1" office:value-type="float" office:value="3014" calcext:value-type="float">
            <text:p>3014</text:p>
          </table:table-cell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jagadamba_complex</text:p>
          </table:table-cell>
        </table:table-row>
        <table:table-row table:style-name="ro2">
          <table:table-cell table:style-name="ce2" office:value-type="string" calcext:value-type="string">
            <text:p>Active Show Timings</text:p>
          </table:table-cell>
          <table:table-cell table:number-columns-repeated="13"/>
          <table:table-cell office:value-type="string" calcext:value-type="string">
            <text:p>jagadamba_complex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 table:number-columns-spanned="2" table:number-rows-spanned="1">
            <text:p>Theater Show Timings</text:p>
          </table:table-cell>
          <table:covered-table-cell/>
          <table:table-cell table:number-columns-repeated="7"/>
          <table:table-cell office:value-type="string" calcext:value-type="string">
            <text:p>urvasi</text:p>
          </table:table-cell>
        </table:table-row>
        <table:table-row table:style-name="ro1">
          <table:table-cell table:style-name="ce3" office:value-type="string" calcext:value-type="string">
            <text:p>Theater Show Timings</text:p>
          </table:table-cell>
          <table:table-cell table:style-name="ce3" office:value-type="string" calcext:value-type="string">
            <text:p>Movie Active Days</text:p>
          </table:table-cell>
          <table:table-cell table:style-name="ce3" office:value-type="string" calcext:value-type="string">
            <text:p>Active Show ID</text:p>
          </table:table-cell>
          <table:table-cell table:number-columns-repeated="11"/>
          <table:table-cell office:value-type="string" calcext:value-type="string">
            <text:p>urvasi</text:p>
          </table:table-cell>
        </table:table-row>
        <table:table-row table:style-name="ro3">
          <table:table-cell office:value-type="float" office:value="4001" calcext:value-type="float">
            <text:p>4001</text:p>
          </table:table-cell>
          <table:table-cell office:value-type="float" office:value="3001" calcext:value-type="float">
            <text:p>3001</text:p>
          </table:table-cell>
          <table:table-cell office:value-type="float" office:value="5001" calcext:value-type="float">
            <text:p>5001</text:p>
          </table:table-cell>
          <table:table-cell/>
          <table:table-cell table:style-name="ce5" office:value-type="string" calcext:value-type="string">
            <text:p>Theater Base</text:p>
          </table:table-cell>
          <table:table-cell/>
          <table:table-cell table:style-name="ce5" office:value-type="string" calcext:value-type="string">
            <text:p>Showname</text:p>
          </table:table-cell>
          <table:table-cell table:style-name="ce5" office:value-type="string" calcext:value-type="string">
            <text:p>Showtime</text:p>
          </table:table-cell>
          <table:table-cell table:style-name="ce9" office:value-type="string" calcext:value-type="string">
            <text:p>Theater Show Timings Id</text:p>
          </table:table-cell>
          <table:table-cell table:number-columns-repeated="5"/>
          <table:table-cell office:value-type="string" calcext:value-type="string">
            <text:p>urvasi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3001" calcext:value-type="float">
            <text:p>3001</text:p>
          </table:table-cell>
          <table:table-cell office:value-type="float" office:value="5002" calcext:value-type="float">
            <text:p>5002</text:p>
          </table:table-cell>
          <table:table-cell table:number-columns-repeated="11"/>
          <table:table-cell office:value-type="string" calcext:value-type="string">
            <text:p>urvasi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3001" calcext:value-type="float">
            <text:p>3001</text:p>
          </table:table-cell>
          <table:table-cell office:value-type="float" office:value="5003" calcext:value-type="float">
            <text:p>5003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11H00M00S" calcext:value-type="time">
            <text:p>11:00:00</text:p>
          </table:table-cell>
          <table:table-cell office:value-type="float" office:value="4001" calcext:value-type="float">
            <text:p>4001</text:p>
          </table:table-cell>
          <table:table-cell table:number-columns-repeated="6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3001" calcext:value-type="float">
            <text:p>3001</text:p>
          </table:table-cell>
          <table:table-cell office:value-type="float" office:value="5004" calcext:value-type="float">
            <text:p>5004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14H15M00S" calcext:value-type="time">
            <text:p>14:15:00</text:p>
          </table:table-cell>
          <table:table-cell office:value-type="float" office:value="4002" calcext:value-type="float">
            <text:p>4002</text:p>
          </table:table-cell>
          <table:table-cell table:number-columns-repeated="6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3002" calcext:value-type="float">
            <text:p>3002</text:p>
          </table:table-cell>
          <table:table-cell office:value-type="float" office:value="5005" calcext:value-type="float">
            <text:p>5005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16H30M00S" calcext:value-type="time">
            <text:p>16:30:00</text:p>
          </table:table-cell>
          <table:table-cell office:value-type="float" office:value="4003" calcext:value-type="float">
            <text:p>4003</text:p>
          </table:table-cell>
          <table:table-cell table:number-columns-repeated="6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3002" calcext:value-type="float">
            <text:p>3002</text:p>
          </table:table-cell>
          <table:table-cell office:value-type="float" office:value="5006" calcext:value-type="float">
            <text:p>5006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21H45M00S" calcext:value-type="time">
            <text:p>21:45:00</text:p>
          </table:table-cell>
          <table:table-cell office:value-type="float" office:value="4004" calcext:value-type="float">
            <text:p>4004</text:p>
          </table:table-cell>
          <table:table-cell table:number-columns-repeated="6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3002" calcext:value-type="float">
            <text:p>3002</text:p>
          </table:table-cell>
          <table:table-cell office:value-type="float" office:value="5007" calcext:value-type="float">
            <text:p>5007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35H00M00S" calcext:value-type="time">
            <text:p>11:00:00</text:p>
          </table:table-cell>
          <table:table-cell office:value-type="float" office:value="4005" calcext:value-type="float">
            <text:p>4005</text:p>
          </table:table-cell>
          <table:table-cell table:number-columns-repeated="6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3002" calcext:value-type="float">
            <text:p>3002</text:p>
          </table:table-cell>
          <table:table-cell office:value-type="float" office:value="5008" calcext:value-type="float">
            <text:p>5008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38H15M00S" calcext:value-type="time">
            <text:p>14:15:00</text:p>
          </table:table-cell>
          <table:table-cell office:value-type="float" office:value="4006" calcext:value-type="float">
            <text:p>4006</text:p>
          </table:table-cell>
          <table:table-cell table:number-columns-repeated="6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3002" calcext:value-type="float">
            <text:p>3002</text:p>
          </table:table-cell>
          <table:table-cell office:value-type="float" office:value="5009" calcext:value-type="float">
            <text:p>5009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40H30M00S" calcext:value-type="time">
            <text:p>16:30:00</text:p>
          </table:table-cell>
          <table:table-cell office:value-type="float" office:value="4007" calcext:value-type="float">
            <text:p>4007</text:p>
          </table:table-cell>
          <table:table-cell table:number-columns-repeated="6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3002" calcext:value-type="float">
            <text:p>3002</text:p>
          </table:table-cell>
          <table:table-cell office:value-type="float" office:value="5010" calcext:value-type="float">
            <text:p>5010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45H45M00S" calcext:value-type="time">
            <text:p>21:45:00</text:p>
          </table:table-cell>
          <table:table-cell office:value-type="float" office:value="4008" calcext:value-type="float">
            <text:p>4008</text:p>
          </table:table-cell>
          <table:table-cell table:number-columns-repeated="6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3004" calcext:value-type="float">
            <text:p>3004</text:p>
          </table:table-cell>
          <table:table-cell office:value-type="float" office:value="5011" calcext:value-type="float">
            <text:p>5011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59H00M00S" calcext:value-type="time">
            <text:p>11:00:00</text:p>
          </table:table-cell>
          <table:table-cell office:value-type="float" office:value="4009" calcext:value-type="float">
            <text:p>4009</text:p>
          </table:table-cell>
          <table:table-cell table:number-columns-repeated="6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3004" calcext:value-type="float">
            <text:p>3004</text:p>
          </table:table-cell>
          <table:table-cell office:value-type="float" office:value="5012" calcext:value-type="float">
            <text:p>5012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62H15M00S" calcext:value-type="time">
            <text:p>14:15:00</text:p>
          </table:table-cell>
          <table:table-cell office:value-type="float" office:value="4010" calcext:value-type="float">
            <text:p>4010</text:p>
          </table:table-cell>
          <table:table-cell table:number-columns-repeated="6"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3003" calcext:value-type="float">
            <text:p>3003</text:p>
          </table:table-cell>
          <table:table-cell office:value-type="float" office:value="5013" calcext:value-type="float">
            <text:p>5013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64H30M00S" calcext:value-type="time">
            <text:p>16:30:00</text:p>
          </table:table-cell>
          <table:table-cell office:value-type="float" office:value="4011" calcext:value-type="float">
            <text:p>4011</text:p>
          </table:table-cell>
          <table:table-cell table:number-columns-repeated="6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003" calcext:value-type="float">
            <text:p>3003</text:p>
          </table:table-cell>
          <table:table-cell office:value-type="float" office:value="5014" calcext:value-type="float">
            <text:p>5014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69H45M00S" calcext:value-type="time">
            <text:p>21:45:00</text:p>
          </table:table-cell>
          <table:table-cell office:value-type="float" office:value="4012" calcext:value-type="float">
            <text:p>4012</text:p>
          </table:table-cell>
          <table:table-cell table:number-columns-repeated="6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3003" calcext:value-type="float">
            <text:p>3003</text:p>
          </table:table-cell>
          <table:table-cell office:value-type="float" office:value="5015" calcext:value-type="float">
            <text:p>5015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83H00M00S" calcext:value-type="time">
            <text:p>11:00:00</text:p>
          </table:table-cell>
          <table:table-cell office:value-type="float" office:value="4013" calcext:value-type="float">
            <text:p>4013</text:p>
          </table:table-cell>
          <table:table-cell table:number-columns-repeated="6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3003" calcext:value-type="float">
            <text:p>3003</text:p>
          </table:table-cell>
          <table:table-cell office:value-type="float" office:value="5016" calcext:value-type="float">
            <text:p>5016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86H15M00S" calcext:value-type="time">
            <text:p>14:15:00</text:p>
          </table:table-cell>
          <table:table-cell office:value-type="float" office:value="4014" calcext:value-type="float">
            <text:p>4014</text:p>
          </table:table-cell>
          <table:table-cell table:number-columns-repeated="6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3005" calcext:value-type="float">
            <text:p>3005</text:p>
          </table:table-cell>
          <table:table-cell office:value-type="float" office:value="5017" calcext:value-type="float">
            <text:p>5017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88H30M00S" calcext:value-type="time">
            <text:p>16:30:00</text:p>
          </table:table-cell>
          <table:table-cell office:value-type="float" office:value="4015" calcext:value-type="float">
            <text:p>4015</text:p>
          </table:table-cell>
          <table:table-cell table:number-columns-repeated="6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3005" calcext:value-type="float">
            <text:p>3005</text:p>
          </table:table-cell>
          <table:table-cell office:value-type="float" office:value="5018" calcext:value-type="float">
            <text:p>5018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93H45M00S" calcext:value-type="time">
            <text:p>21:45:00</text:p>
          </table:table-cell>
          <table:table-cell office:value-type="float" office:value="4016" calcext:value-type="float">
            <text:p>4016</text:p>
          </table:table-cell>
          <table:table-cell table:number-columns-repeated="6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3007" calcext:value-type="float">
            <text:p>3007</text:p>
          </table:table-cell>
          <table:table-cell office:value-type="float" office:value="5019" calcext:value-type="float">
            <text:p>5019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107H00M00S" calcext:value-type="time">
            <text:p>11:00:00</text:p>
          </table:table-cell>
          <table:table-cell office:value-type="float" office:value="4017" calcext:value-type="float">
            <text:p>4017</text:p>
          </table:table-cell>
          <table:table-cell table:number-columns-repeated="6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3007" calcext:value-type="float">
            <text:p>3007</text:p>
          </table:table-cell>
          <table:table-cell office:value-type="float" office:value="5020" calcext:value-type="float">
            <text:p>5020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110H15M00S" calcext:value-type="time">
            <text:p>14:15:00</text:p>
          </table:table-cell>
          <table:table-cell office:value-type="float" office:value="4018" calcext:value-type="float">
            <text:p>4018</text:p>
          </table:table-cell>
          <table:table-cell table:number-columns-repeated="6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3007" calcext:value-type="float">
            <text:p>3007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112H30M00S" calcext:value-type="time">
            <text:p>16:30:00</text:p>
          </table:table-cell>
          <table:table-cell office:value-type="float" office:value="4019" calcext:value-type="float">
            <text:p>4019</text:p>
          </table:table-cell>
          <table:table-cell table:number-columns-repeated="6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3007" calcext:value-type="float">
            <text:p>3007</text:p>
          </table:table-cell>
          <table:table-cell office:value-type="float" office:value="5022" calcext:value-type="float">
            <text:p>5022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117H45M00S" calcext:value-type="time">
            <text:p>21:45:00</text:p>
          </table:table-cell>
          <table:table-cell office:value-type="float" office:value="4020" calcext:value-type="float">
            <text:p>402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131H00M00S" calcext:value-type="time">
            <text:p>11:00:00</text:p>
          </table:table-cell>
          <table:table-cell office:value-type="float" office:value="4021" calcext:value-type="float">
            <text:p>40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134H15M00S" calcext:value-type="time">
            <text:p>14:15:00</text:p>
          </table:table-cell>
          <table:table-cell office:value-type="float" office:value="4022" calcext:value-type="float">
            <text:p>40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136H30M00S" calcext:value-type="time">
            <text:p>16:30:00</text:p>
          </table:table-cell>
          <table:table-cell office:value-type="float" office:value="4023" calcext:value-type="float">
            <text:p>40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141H45M00S" calcext:value-type="time">
            <text:p>21:45:00</text:p>
          </table:table-cell>
          <table:table-cell office:value-type="float" office:value="4024" calcext:value-type="float">
            <text:p>4024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2" table:number-rows-spanned="1">
            <text:p>New Movie Active Days</text:p>
          </table:table-cell>
          <table:covered-table-cell table:style-name="ce2"/>
          <table:table-cell table:number-columns-repeated="3"/>
          <table:table-cell table:style-name="ce2" office:value-type="string" calcext:value-type="string">
            <text:p>ActiveShowTimings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MovieId</text:p>
          </table:table-cell>
          <table:table-cell table:style-name="ce5" office:value-type="string" calcext:value-type="string">
            <text:p>theaterid</text:p>
          </table:table-cell>
          <table:table-cell table:style-name="ce5" office:value-type="string" calcext:value-type="string">
            <text:p>MovieActiveId</text:p>
          </table:table-cell>
          <table:table-cell/>
          <table:table-cell office:value-type="string" calcext:value-type="string">
            <text:p>TheaterShowtimingsid</text:p>
          </table:table-cell>
          <table:table-cell office:value-type="string" calcext:value-type="string">
            <text:p>MovieActiveId</text:p>
          </table:table-cell>
          <table:table-cell office:value-type="string" calcext:value-type="string">
            <text:p>activeshow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18" calcext:value-type="date">
            <text:p>2016-12-1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1" calcext:value-type="float">
            <text:p>3001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1" calcext:value-type="float">
            <text:p>30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19" calcext:value-type="date">
            <text:p>2016-12-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1" calcext:value-type="float">
            <text:p>30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0" calcext:value-type="date">
            <text:p>2016-12-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1" calcext:value-type="float">
            <text:p>30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1" calcext:value-type="date">
            <text:p>2016-12-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4" calcext:value-type="float">
            <text:p>3004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1" calcext:value-type="float">
            <text:p>30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2" calcext:value-type="date">
            <text:p>2016-12-2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5" calcext:value-type="float">
            <text:p>3005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2" calcext:value-type="float">
            <text:p>30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3" calcext:value-type="date">
            <text:p>2016-12-2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6" calcext:value-type="float">
            <text:p>3006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2" calcext:value-type="float">
            <text:p>30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4" calcext:value-type="date">
            <text:p>2016-12-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7" calcext:value-type="float">
            <text:p>3007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2" calcext:value-type="float">
            <text:p>30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5" calcext:value-type="date">
            <text:p>2016-12-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8" calcext:value-type="float">
            <text:p>3008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2" calcext:value-type="float">
            <text:p>30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6" calcext:value-type="date">
            <text:p>2016-12-2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9" calcext:value-type="float">
            <text:p>3009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2" calcext:value-type="float">
            <text:p>30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19" calcext:value-type="date">
            <text:p>2016-12-1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2" calcext:value-type="float">
            <text:p>30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0" calcext:value-type="date">
            <text:p>2016-12-2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2" calcext:value-type="float">
            <text:p>30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1" calcext:value-type="date">
            <text:p>2016-12-2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2" calcext:value-type="float">
            <text:p>3012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2" calcext:value-type="float">
            <text:p>30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2" calcext:value-type="date">
            <text:p>2016-12-2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3" calcext:value-type="float">
            <text:p>3013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3" calcext:value-type="date">
            <text:p>2016-12-2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4" calcext:value-type="date">
            <text:p>2016-12-2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5" calcext:value-type="float">
            <text:p>3015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18" calcext:value-type="date">
            <text:p>2016-12-1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angamm_theate</text:p>
          </table:table-cell>
          <table:table-cell office:value-type="float" office:value="3016" calcext:value-type="float">
            <text:p>3016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19" calcext:value-type="date">
            <text:p>2016-12-1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angamm_theate</text:p>
          </table:table-cell>
          <table:table-cell office:value-type="float" office:value="3017" calcext:value-type="float">
            <text:p>3017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0" calcext:value-type="date">
            <text:p>2016-12-2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angamm_theate</text:p>
          </table:table-cell>
          <table:table-cell office:value-type="float" office:value="3018" calcext:value-type="float">
            <text:p>3018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0" calcext:value-type="date">
            <text:p>2016-12-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19" calcext:value-type="float">
            <text:p>3019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1" calcext:value-type="date">
            <text:p>2016-12-2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3" calcext:value-type="float">
            <text:p>300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2" calcext:value-type="date">
            <text:p>2016-12-2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1" calcext:value-type="float">
            <text:p>3021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4" calcext:value-type="float">
            <text:p>30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3" calcext:value-type="date">
            <text:p>2016-12-2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2" calcext:value-type="float">
            <text:p>3022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4" calcext:value-type="float">
            <text:p>30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4" calcext:value-type="date">
            <text:p>2016-12-2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3" calcext:value-type="float">
            <text:p>3023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4" calcext:value-type="float">
            <text:p>30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5" calcext:value-type="date">
            <text:p>2016-12-2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4" calcext:value-type="float">
            <text:p>3024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4" calcext:value-type="float">
            <text:p>30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date" office:date-value="2016-12-26" calcext:value-type="date">
            <text:p>2016-12-2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5" calcext:value-type="float">
            <text:p>3025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4" calcext:value-type="float">
            <text:p>300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4" calcext:value-type="float">
            <text:p>300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4" calcext:value-type="float">
            <text:p>300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4" calcext:value-type="float">
            <text:p>300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5" calcext:value-type="float">
            <text:p>300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5" calcext:value-type="float">
            <text:p>300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5" calcext:value-type="float">
            <text:p>300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5" calcext:value-type="float">
            <text:p>300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5" calcext:value-type="float">
            <text:p>300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5" calcext:value-type="float">
            <text:p>300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5" calcext:value-type="float">
            <text:p>300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5" calcext:value-type="float">
            <text:p>300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6" calcext:value-type="float">
            <text:p>300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6" calcext:value-type="float">
            <text:p>300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6" calcext:value-type="float">
            <text:p>300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6" calcext:value-type="float">
            <text:p>300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6" calcext:value-type="float">
            <text:p>300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6" calcext:value-type="float">
            <text:p>300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6" calcext:value-type="float">
            <text:p>300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6" calcext:value-type="float">
            <text:p>300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7" calcext:value-type="float">
            <text:p>300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7" calcext:value-type="float">
            <text:p>300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7" calcext:value-type="float">
            <text:p>300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7" calcext:value-type="float">
            <text:p>300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7" calcext:value-type="float">
            <text:p>300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7" calcext:value-type="float">
            <text:p>300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7" calcext:value-type="float">
            <text:p>300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7" calcext:value-type="float">
            <text:p>300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8" calcext:value-type="float">
            <text:p>300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8" calcext:value-type="float">
            <text:p>300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8" calcext:value-type="float">
            <text:p>300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8" calcext:value-type="float">
            <text:p>300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8" calcext:value-type="float">
            <text:p>300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8" calcext:value-type="float">
            <text:p>300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8" calcext:value-type="float">
            <text:p>300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8" calcext:value-type="float">
            <text:p>300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9" calcext:value-type="float">
            <text:p>300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9" calcext:value-type="float">
            <text:p>300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9" calcext:value-type="float">
            <text:p>300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9" calcext:value-type="float">
            <text:p>300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9" calcext:value-type="float">
            <text:p>300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9" calcext:value-type="float">
            <text:p>300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9" calcext:value-type="float">
            <text:p>300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9" calcext:value-type="float">
            <text:p>300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8:16:45.066935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0:18:43.494431740</meta:creation-date>
    <dc:date>2016-12-19T18:24:38.112246495</dc:date>
    <meta:editing-duration>PT6H32M28S</meta:editing-duration>
    <meta:editing-cycles>19</meta:editing-cycles>
    <meta:generator>LibreOffice/5.1.4.2$Linux_X86_64 LibreOffice_project/10m0$Build-2</meta:generator>
    <meta:document-statistic meta:table-count="1" meta:cell-count="614" meta:object-count="0"/>
  </office:meta>
</office:document-meta>
</file>